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f87ef" officeooo:paragraph-rsid="000f87ef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feb30" officeooo:paragraph-rsid="000feb30" style:font-name-asian="Courier New" style:font-size-asian="10pt" style:font-name-complex="Liberation Mono" style:font-size-complex="10pt"/>
    </style:style>
    <style:style style:name="T1" style:family="text">
      <style:text-properties officeooo:rsid="000f87ef"/>
    </style:style>
    <style:style style:name="T2" style:family="text">
      <style:text-properties officeooo:rsid="000feb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3">Popup Content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<text:span text:style-name="T1">one</text:span>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4">&lt;&lt;This use case is deprecated&gt;&gt;</text:p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1. Dungeon Master</text:p>
            <text:p text:style-name="P1">2. <text:span text:style-name="T2">Player Character</text:span>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5:36:33.309000000</dc:date>
    <meta:editing-duration>PT42M44S</meta:editing-duration>
    <meta:editing-cycles>7</meta:editing-cycles>
    <meta:generator>LibreOffice/5.3.0.3$Windows_X86_64 LibreOffice_project/7074905676c47b82bbcfbea1aeefc84afe1c50e1</meta:generator>
    <meta:document-statistic meta:table-count="1" meta:image-count="0" meta:object-count="0" meta:page-count="1" meta:paragraph-count="20" meta:word-count="35" meta:character-count="203" meta:non-whitespace-character-count="188"/>
  </office:meta>
</office:document-meta>
</file>